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ellType.isValid( final int va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ellType.Cel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ellType.convertCellType( final int v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